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Courier1" svg:font-family="Courier"/>
    <style:font-face style:name="OpenSymbol" svg:font-family="OpenSymbol"/>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7917in" fo:margin-top="0.1965in" fo:margin-bottom="0in" table:align="margins"/>
    </style:style>
    <style:style style:name="Table2.A" style:family="table-column">
      <style:table-column-properties style:column-width="0.6792in" style:rel-column-width="6553*"/>
    </style:style>
    <style:style style:name="Table2.B" style:family="table-column">
      <style:table-column-properties style:column-width="6.1125in" style:rel-column-width="58982*"/>
    </style:style>
    <style:style style:name="Table2.A1" style:family="table-cell">
      <style:table-cell-properties fo:background-color="#f0f0f0" fo:padding-left="0.1181in" fo:padding-right="0in" fo:padding-top="0in" fo:padding-bottom="0in" fo:border="none">
        <style:background-image/>
      </style:table-cell-properties>
    </style:style>
    <style:style style:name="Table2.A2" style:family="table-cell">
      <style:table-cell-properties fo:background-color="#f0f0f0">
        <style:background-image/>
      </style:table-cell-properties>
    </style:style>
    <style:style style:name="Table2.B2" style:family="table-cell">
      <style:table-cell-properties fo:background-color="#f0f0f0">
        <style:background-image/>
      </style:table-cell-properties>
    </style:style>
    <style:style style:name="Table2.A4" style:family="table-cell">
      <style:table-cell-properties fo:background-color="#f0f0f0">
        <style:background-image/>
      </style:table-cell-properties>
    </style:style>
    <style:style style:name="Table2.B4" style:family="table-cell">
      <style:table-cell-properties fo:background-color="#f0f0f0">
        <style:background-image/>
      </style:table-cell-properties>
    </style:style>
    <style:style style:name="P1" style:family="paragraph" style:parent-style-name="Footer">
      <style:paragraph-properties fo:margin-left="0in" fo:margin-right="0.0398in" fo:margin-top="0.0193in" fo:margin-bottom="0in" fo:text-align="start" style:justify-single-word="false" fo:text-indent="0in" style:auto-text-indent="false"/>
      <style:text-properties fo:font-size="7pt"/>
    </style:style>
    <style:style style:name="P2" style:family="paragraph" style:parent-style-name="Footer">
      <style:paragraph-properties fo:margin-left="0in" fo:margin-right="0.0398in" fo:margin-top="0.0193in" fo:margin-bottom="0in" fo:text-align="end" style:justify-single-word="false" fo:text-indent="0in" style:auto-text-indent="false"/>
      <style:text-properties fo:font-size="7pt"/>
    </style:style>
    <style:style style:name="P3" style:family="paragraph" style:parent-style-name="Paragraph_20_Default">
      <style:paragraph-properties fo:margin-top="0.0783in" fo:margin-bottom="0in"/>
      <style:text-properties fo:color="#323298" fo:font-size="11pt" fo:font-weight="bold"/>
    </style:style>
    <style:style style:name="P4" style:family="paragraph" style:parent-style-name="Paragraph_20_Default" style:list-style-name="L1">
      <style:paragraph-properties text:enable-numbering="true" fo:margin-top="0.0783in" fo:margin-bottom="0in"/>
    </style:style>
    <style:style style:name="P5" style:family="paragraph" style:parent-style-name="Paragraph_20_Default" style:list-style-name="L1">
      <style:paragraph-properties text:enable-numbering="true" fo:margin-top="0.0783in" fo:margin-bottom="0in"/>
    </style:style>
    <style:style style:name="P6" style:family="paragraph" style:parent-style-name="Paragraph_20_Default" style:list-style-name="L2">
      <style:paragraph-properties text:enable-numbering="true" fo:margin-top="0.0783in" fo:margin-bottom="0in"/>
    </style:style>
    <style:style style:name="P7" style:family="paragraph" style:parent-style-name="Paragraph_20_Default" style:list-style-name="L2">
      <style:paragraph-properties text:enable-numbering="true" fo:margin-top="0.0783in" fo:margin-bottom="0in"/>
    </style:style>
    <style:style style:name="P8" style:family="paragraph" style:parent-style-name="Heading_20_1" style:list-style-name=""/>
    <style:style style:name="P9" style:family="paragraph" style:parent-style-name="Heading_20_2" style:list-style-name=""/>
    <style:style style:name="P10" style:family="paragraph">
      <style:paragraph-properties fo:text-align="start"/>
    </style:style>
    <style:style style:name="P11" style:family="paragraph">
      <style:paragraph-properties fo:text-align="start"/>
      <style:text-properties fo:letter-spacing="0.0276in"/>
    </style:style>
    <style:style style:name="T1" style:family="text">
      <style:text-properties fo:color="#ffffff" style:font-name="Arial Black" fo:font-size="7pt" fo:letter-spacing="0.0276in"/>
    </style:style>
    <style:style style:name="T2" style:family="text">
      <style:text-properties fo:letter-spacing="0.0276in"/>
    </style:style>
    <text:list-style style:name="L1">
      <text:list-level-style-number text:level="1" text:style-name="Number_20_Symbols" style:num-suffix="." style:num-format="1">
        <style:list-level-properties text:min-label-distance="0.1181in"/>
      </text:list-level-style-number>
      <text:list-level-style-number text:level="2" text:style-name="Number_20_Symbols" style:num-suffix="." style:num-format="1">
        <style:list-level-properties text:space-before="0.1965in" text:min-label-distance="0.1181in"/>
      </text:list-level-style-number>
      <text:list-level-style-number text:level="3" text:style-name="Number_20_Symbols" style:num-suffix="." style:num-format="1">
        <style:list-level-properties text:space-before="0.3937in" text:min-label-distance="0.1181in"/>
      </text:list-level-style-number>
      <text:list-level-style-number text:level="4" text:style-name="Number_20_Symbols" style:num-suffix="." style:num-format="1">
        <style:list-level-properties text:space-before="0.5902in" text:min-label-distance="0.1181in"/>
      </text:list-level-style-number>
      <text:list-level-style-number text:level="5" text:style-name="Number_20_Symbols" style:num-suffix="." style:num-format="1">
        <style:list-level-properties text:space-before="0.7874in" text:min-label-distance="0.1181in"/>
      </text:list-level-style-number>
      <text:list-level-style-number text:level="6" text:style-name="Number_20_Symbols" style:num-suffix="." style:num-format="1">
        <style:list-level-properties text:space-before="0.9839in" text:min-label-distance="0.1181in"/>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 text:bullet-char="•">
        <style:list-level-properties text:min-label-width="0.1965in"/>
      </text:list-level-style-bullet>
      <text:list-level-style-bullet text:level="2" text:style-name="Bullet_20_Symbols" style:num-suffix=" " text:bullet-char="•">
        <style:list-level-properties text:space-before="0.1972in" text:min-label-width="0.1965in"/>
      </text:list-level-style-bullet>
      <text:list-level-style-bullet text:level="3" text:style-name="Bullet_20_Symbols" style:num-suffix=" " text:bullet-char="•">
        <style:list-level-properties text:space-before="0.3937in" text:min-label-width="0.1965in"/>
      </text:list-level-style-bullet>
      <text:list-level-style-bullet text:level="4" text:style-name="Bullet_20_Symbols" style:num-suffix=" " text:bullet-char="•">
        <style:list-level-properties text:space-before="0.5909in" text:min-label-width="0.1965in"/>
      </text:list-level-style-bullet>
      <text:list-level-style-bullet text:level="5" text:style-name="Bullet_20_Symbols" style:num-suffix=" " text:bullet-char="•">
        <style:list-level-properties text:space-before="0.7874in" text:min-label-width="0.1965in"/>
      </text:list-level-style-bullet>
      <text:list-level-style-bullet text:level="6" text:style-name="Bullet_20_Symbols" style:num-suffix=" " text:bullet-char="•">
        <style:list-level-properties text:space-before="0.9846in" text:min-label-width="0.1965in"/>
      </text:list-level-style-bullet>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323298" draw:fill-color="#323298" draw:textarea-horizontal-align="left" draw:textarea-vertical-align="middle" fo:padding-left="0.7874in" style:run-through="foreground" style:wrap="run-through" style:number-wrapped-paragraphs="no-limit" style:vertical-pos="bottom" style:vertical-rel="page" style:horizontal-pos="righ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Article">The SCons qt4 tool</text:p>
      <table:table table:name="Table2" table:style-name="Table2">
        <table:table-column table:style-name="Table2.A"/>
        <table:table-column table:style-name="Table2.B"/>
        <table:table-row>
          <table:table-cell table:style-name="Table2.A1" table:number-columns-spanned="2" office:value-type="string">
            <text:p text:style-name="P3">author:</text:p>
          </table:table-cell>
          <table:covered-table-cell/>
        </table:table-row>
        <table:table-row>
          <table:table-cell table:style-name="Table2.A4" office:value-type="string">
            <text:p text:style-name="Standard"/>
          </table:table-cell>
          <table:table-cell table:style-name="Table2.B4" office:value-type="string">
            <text:p text:style-name="Paragraph">Dirk Baechle</text:p>
          </table:table-cell>
        </table:table-row>
        <table:table-row>
          <table:table-cell table:style-name="Table2.A1" table:number-columns-spanned="2" office:value-type="string">
            <text:p text:style-name="P3">pubdate:</text:p>
          </table:table-cell>
          <table:covered-table-cell/>
        </table:table-row>
        <table:table-row>
          <table:table-cell table:style-name="Table2.A4" office:value-type="string">
            <text:p text:style-name="Standard"/>
          </table:table-cell>
          <table:table-cell table:style-name="Table2.B4" office:value-type="string">
            <text:p text:style-name="Paragraph">2010-12-06</text:p>
          </table:table-cell>
        </table:table-row>
        <table:table-row>
          <table:table-cell table:style-name="Table2.A1" table:number-columns-spanned="2" office:value-type="string">
            <text:p text:style-name="Standard"/>
          </table:table-cell>
          <table:covered-table-cell/>
        </table:table-row>
      </table:table>
      <text:h text:style-name="P8" text:outline-level="1">Basics</text:h>
      <text:p text:style-name="Paragraph_20_Padding">This tool can be used to compile Qt projects, designed for versions 4.x.y and higher. It is not usable for Qt3 and older versions, since some of the helper tools (moc, uic) behave different.</text:p>
      <text:h text:style-name="P9" text:outline-level="2">Install</text:h>
      <text:p text:style-name="Paragraph_20_Padding">Installing it, requires you to copy (or, even better: checkout) the contents of the package's qt4 folder to</text:p>
      <text:list xml:id="list6319129932" text:style-name="L1">
        <text:list-item>
          <text:p text:style-name="P4"><text:span text:style-name="Text_20_Italic">"/path_to_your_project/site_scons/site_tools/qt4"</text:span>, if you need the Qt4 Tool in one project only, or</text:p>
        </text:list-item>
        <text:list-item>
          <text:p text:style-name="P4"><text:span text:style-name="Text_20_Italic">"~/.scons/site_scons/site_tools/qt4"</text:span>, for a system-wide installation under your current login.</text:p>
        </text:list-item>
      </text:list>
      <text:p text:style-name="Paragraph_20_Padding">For more infos about this, please refer to</text:p>
      <text:list xml:id="list1025734774" text:style-name="L2">
        <text:list-item>
          <text:p text:style-name="P6">the SCons User's Guide, chap. 17.7 "Where to put your custom Builders and Tools" and</text:p>
        </text:list-item>
        <text:list-item>
          <text:p text:style-name="P6">the SCons Tools Wiki page at <text:a xlink:type="simple" xlink:href="http://scons.org/wiki/ToolsIndex">http://scons.org/wiki/ToolsIndex</text:a>.</text:p>
        </text:list-item>
      </text:list>
      <text:h text:style-name="P9" text:outline-level="2">How to activate</text:h>
      <text:p text:style-name="Paragraph_20_Padding">For activating the tool "qt4", you have to add its name to the Environment constructor, like this</text:p>
      <text:p text:style-name="Standard"/>
      <text:p text:style-name="Paragraph_20_Screen">env = Environment(tools=['default','qt4'])</text:p>
      <text:p text:style-name="Paragraph_20_Screen"/>
      <text:p text:style-name="Paragraph_20_Padding">On its startup, the Qt4 tool tries to read the variable QT4DIR from the current Environment and os.environ. If it is not set, the value of QTDIR (in Environment/os.environ) is used as a fallback.</text:p>
      <text:p text:style-name="Paragraph_20_Padding">So, you either have to explicitly give the path of your Qt4 installation to the Environment with</text:p>
      <text:p text:style-name="Standard"/>
      <text:p text:style-name="Paragraph_20_Screen">env['QT4DIR'] = '/usr/local/Trolltech/Qt-4.2.3'</text:p>
      <text:p text:style-name="Paragraph_20_Screen"/>
      <text:p text:style-name="Paragraph_20_Padding">or set the QT4DIR as environment variable in your shell.</text:p>
      <text:h text:style-name="P9" text:outline-level="2">Requirements</text:h>
      <text:p text:style-name="Paragraph_20_Padding">Under Linux, "qt4" uses the system tool pkg-config for automatically setting the required compile and link flags of the single Qt4 modules (like QtCore, QtGui,...). This means that</text:p>
      <text:list xml:id="list1325821585" text:style-name="L1">
        <text:list-item>
          <text:p text:style-name="P4">you should have pkg-config installed, and</text:p>
        </text:list-item>
        <text:list-item>
          <text:p text:style-name="P4">you additionally have to set PKG_CONFIG_PATH in your shell environment, such that it points to $QT4DIR/lib/pkgconfig (or $QT4DIR/lib for some older versions).</text:p>
        </text:list-item>
      </text:list>
      <text:p text:style-name="Paragraph_20_Padding">Based on these two environment variables (QT4DIR and PKG_CONFIG_PATH), the "qt4" tool initializes all QT4_* construction variables listed in the Reference manual. This happens when the <text:soft-page-break/>tool is "detected" during Environment construction. As a consequence, the setup of the tool gets a two-stage process, if you want to override the values provided by your current shell settings:</text:p>
      <text:p text:style-name="Standard"/>
      <text:p text:style-name="Paragraph_20_Screen"># Stage 1: create plain environment</text:p>
      <text:p text:style-name="Paragraph_20_Screen">qtEnv <text:s/>= <text:s/>Environment()</text:p>
      <text:p text:style-name="Paragraph_20_Screen"># <text:s/>Set <text:s/>new <text:s/>vars</text:p>
      <text:p text:style-name="Paragraph_20_Screen">qtEnv['QT4DIR'] <text:s/>= <text:s/>'/usr/local/Trolltech/Qt-4.2.3</text:p>
      <text:p text:style-name="Paragraph_20_Screen">qtEnv['ENV']['PKG_CONFIG_PATH'] <text:s/>= <text:s/>'/usr/local/Trolltech/Qt-4.2.3/lib/pkgconfig'</text:p>
      <text:p text:style-name="Paragraph_20_Screen"># <text:s/>Stage <text:s/>2: <text:s/>add <text:s/>qt4 <text:s/>tool</text:p>
      <text:p text:style-name="Paragraph_20_Screen">qtEnv.Tool('qt4')</text:p>
      <text:p text:style-name="Paragraph_20_Screen"/>
      <text:h text:style-name="P8" text:outline-level="1">Suggested boilerplate</text:h>
      <text:p text:style-name="Paragraph_20_Padding">Based on the requirements above, we suggest a simple ready-to-go setup as follows:</text:p>
      <text:p text:style-name="Paragraph_20_Padding">SConstruct</text:p>
      <text:p text:style-name="Standard"/>
      <text:p text:style-name="Paragraph_20_Screen"># Detect Qt version</text:p>
      <text:p text:style-name="Paragraph_20_Screen">qtdir <text:s/>= <text:s/>detectLatestQtDir()</text:p>
      <text:p text:style-name="Paragraph_20_Screen"/>
      <text:p text:style-name="Paragraph_20_Screen"># <text:s/>Create <text:s/>base <text:s/>environment</text:p>
      <text:p text:style-name="Paragraph_20_Screen">baseEnv <text:s/>= <text:s/>Environment()</text:p>
      <text:p text:style-name="Paragraph_20_Screen">#...further <text:s/>customization <text:s/>of <text:s/>base <text:s/>env</text:p>
      <text:p text:style-name="Paragraph_20_Screen"/>
      <text:p text:style-name="Paragraph_20_Screen"># <text:s/>Clone <text:s/>Qt <text:s/>environment</text:p>
      <text:p text:style-name="Paragraph_20_Screen">qtEnv <text:s/>= <text:s/>baseEnv.Clone()</text:p>
      <text:p text:style-name="Paragraph_20_Screen"># <text:s/>Set <text:s/>QT4DIR <text:s/>and <text:s/>PKG_CONFIG_PATH</text:p>
      <text:p text:style-name="Paragraph_20_Screen">qtEnv['ENV']['PKG_CONFIG_PATH'] <text:s/>= <text:s/>os.path.join(qtdir, <text:s/>'lib/pkgconfig')</text:p>
      <text:p text:style-name="Paragraph_20_Screen">qtEnv['QT4DIR'] <text:s/>= <text:s/>qtdir</text:p>
      <text:p text:style-name="Paragraph_20_Screen"># <text:s/>Add <text:s/>qt4 <text:s/>tool</text:p>
      <text:p text:style-name="Paragraph_20_Screen">qtEnv.Tool('qt4')</text:p>
      <text:p text:style-name="Paragraph_20_Screen">#...further <text:s/>customization <text:s/>of <text:s/>qt <text:s/>env</text:p>
      <text:p text:style-name="Paragraph_20_Screen"/>
      <text:p text:style-name="Paragraph_20_Screen"># <text:s/>Export <text:s/>environments</text:p>
      <text:p text:style-name="Paragraph_20_Screen">Export('baseEnv <text:s/>qtEnv')</text:p>
      <text:p text:style-name="Paragraph_20_Screen"/>
      <text:p text:style-name="Paragraph_20_Screen"># <text:s/>Your <text:s/>other <text:s/>stuff...</text:p>
      <text:p text:style-name="Paragraph_20_Screen"># <text:s/>...including <text:s/>the <text:s/>call <text:s/>to <text:s/>your <text:s/>SConscripts</text:p>
      <text:p text:style-name="Paragraph_20_Screen"/>
      <text:p text:style-name="Paragraph_20_Padding">In a SConscript</text:p>
      <text:p text:style-name="Standard"/>
      <text:p text:style-name="Paragraph_20_Screen"># Get the Qt4 environment</text:p>
      <text:p text:style-name="Paragraph_20_Screen">Import('qtEnv')</text:p>
      <text:p text:style-name="Paragraph_20_Screen"># <text:s/>Clone <text:s/>it</text:p>
      <text:p text:style-name="Paragraph_20_Screen">env <text:s/>= <text:s/>qtEnv.clone()</text:p>
      <text:p text:style-name="Paragraph_20_Screen"># <text:s/>Patch <text:s/>it</text:p>
      <text:p text:style-name="Paragraph_20_Screen">env.Append(CCFLAGS=['-m32']) <text:s/># <text:s/>or <text:s/>whatever</text:p>
      <text:p text:style-name="Paragraph_20_Screen"># <text:s/>Use <text:s/>it</text:p>
      <text:p text:style-name="Paragraph_20_Screen">env.StaticLibrary('foo', <text:s/>Glob('*.cpp'))</text:p>
      <text:p text:style-name="Paragraph_20_Screen"/>
      <text:p text:style-name="Paragraph_20_Padding">The detection of the Qt directory could be as simple as directly assigning a fixed path</text:p>
      <text:p text:style-name="Standard"/>
      <text:p text:style-name="Paragraph_20_Screen">def detectLatestQtDir():</text:p>
      <text:p text:style-name="Paragraph_20_Screen"><text:s text:c="8"/>return <text:s/>"/usr/local/qt4.3.2"</text:p>
      <text:p text:style-name="Paragraph_20_Screen"/>
      <text:p text:style-name="Paragraph_20_Padding">or a little more sophisticated</text:p>
      <text:p text:style-name="Standard"><text:soft-page-break/></text:p>
      <text:p text:style-name="Paragraph_20_Screen"># Tries to detect the path to the installation of Qt with</text:p>
      <text:p text:style-name="Paragraph_20_Screen"># <text:s/>the <text:s/>highest <text:s/>version <text:s/>number</text:p>
      <text:p text:style-name="Paragraph_20_Screen">def <text:s/>detectLatestQtDir():</text:p>
      <text:p text:style-name="Paragraph_20_Screen"><text:s text:c="8"/>if <text:s/>sys.platform.startswith("linux"):</text:p>
      <text:p text:style-name="Paragraph_20_Screen"><text:s text:c="16"/># <text:s/>Simple <text:s/>check: <text:s/>inspect <text:s/>only <text:s/>'/usr/local/Trolltech'</text:p>
      <text:p text:style-name="Paragraph_20_Screen"><text:s text:c="16"/>paths <text:s/>= <text:s/>glob.glob('/usr/local/Trolltech/*')</text:p>
      <text:p text:style-name="Paragraph_20_Screen"><text:s text:c="16"/>if <text:s/>len(paths):</text:p>
      <text:p text:style-name="Paragraph_20_Screen"><text:s text:c="24"/>paths.sort()</text:p>
      <text:p text:style-name="Paragraph_20_Screen"><text:s text:c="24"/>return <text:s/>paths[-1]</text:p>
      <text:p text:style-name="Paragraph_20_Screen"><text:s text:c="16"/>else:</text:p>
      <text:p text:style-name="Paragraph_20_Screen"><text:s text:c="24"/>return <text:s/>""</text:p>
      <text:p text:style-name="Paragraph_20_Screen"><text:s text:c="8"/>else:</text:p>
      <text:p text:style-name="Paragraph_20_Screen"><text:s text:c="16"/># <text:s/>Simple <text:s/>check: <text:s/>inspect <text:s/>only <text:s/>'C:\Qt'</text:p>
      <text:p text:style-name="Paragraph_20_Screen"><text:s text:c="16"/>paths <text:s/>= <text:s/>glob.glob('C:\\Qt\\*')</text:p>
      <text:p text:style-name="Paragraph_20_Screen"><text:s text:c="16"/>if <text:s/>len(paths):</text:p>
      <text:p text:style-name="Paragraph_20_Screen"><text:s text:c="24"/>paths.sort()</text:p>
      <text:p text:style-name="Paragraph_20_Screen"><text:s text:c="24"/>return <text:s/>paths[-1]</text:p>
      <text:p text:style-name="Paragraph_20_Screen"><text:s text:c="16"/>else:</text:p>
      <text:p text:style-name="Paragraph_20_Screen"><text:s text:c="24"/>return <text:s/>os.environ.get("QTDIR","")</text:p>
      <text:p text:style-name="Paragraph_20_Screen"/>
      <text:h text:style-name="P8" text:outline-level="1">A first project</text:h>
      <text:p text:style-name="Paragraph_20_Padding">The following SConscript is for a simple project with some cxx files, using the QtCore, QtGui and QtNetwork modules:</text:p>
      <text:p text:style-name="Standard"/>
      <text:p text:style-name="Paragraph_20_Screen">Import('qtEnv')</text:p>
      <text:p text:style-name="Paragraph_20_Screen">env <text:s/>= <text:s/>qtEnv.Clone()</text:p>
      <text:p text:style-name="Paragraph_20_Screen">env.EnableQt4Modules([</text:p>
      <text:p text:style-name="Paragraph_20_Screen"><text:s text:c="44"/>'QtGui',</text:p>
      <text:p text:style-name="Paragraph_20_Screen"><text:s text:c="44"/>'QtCore',</text:p>
      <text:p text:style-name="Paragraph_20_Screen"><text:s text:c="44"/>'QtNetwork'</text:p>
      <text:p text:style-name="Paragraph_20_Screen"><text:s text:c="42"/>])</text:p>
      <text:p text:style-name="Paragraph_20_Screen"># <text:s/>Add <text:s/>your <text:s/>CCFLAGS <text:s/>and <text:s/>CPPPATHs <text:s/>to <text:s/>env <text:s/>here...</text:p>
      <text:p text:style-name="Paragraph_20_Screen"/>
      <text:p text:style-name="Paragraph_20_Screen">env.Program('foo', <text:s/>Glob('*.cpp')) <text:s/></text:p>
      <text:p text:style-name="Paragraph_20_Screen"/>
      <text:h text:style-name="P8" text:outline-level="1">MOC it up</text:h>
      <text:p text:style-name="Paragraph_20_Padding">For the basic support of automocing, nothing needs to be done by the user. The tool usually detects the Q_OBJECT macro and calls the <text:span text:style-name="Text_20_Italic">"moc"</text:span> executable accordingly.</text:p>
      <text:p text:style-name="Paragraph_20_Padding">If you don't want this, you can switch off the automocing by a</text:p>
      <text:p text:style-name="Standard"/>
      <text:p text:style-name="Paragraph_20_Screen">env['QT4_AUTOSCAN'] = 0</text:p>
      <text:p text:style-name="Paragraph_20_Screen"/>
      <text:p text:style-name="Paragraph_20_Padding">in your SConscript file. Then, you have to moc your files explicitly, using the Moc4 builder.</text:p>
      <text:p text:style-name="Paragraph_20_Padding">You can also switch to an extended automoc strategy with</text:p>
      <text:p text:style-name="Standard"/>
      <text:p text:style-name="Paragraph_20_Screen">env['QT4_AUTOSCAN_STRATEGY'] = 1</text:p>
      <text:p text:style-name="Paragraph_20_Screen"/>
      <text:p text:style-name="Paragraph_20_Padding">Please read the description of the QT4_AUTOSCAN_STRATEGY variable in the Reference manual for details.</text:p>
      <text:p text:style-name="Paragraph_20_Padding">For debugging purposes, you can set the variable QT4_DEBUG with</text:p>
      <text:p text:style-name="Standard"><text:soft-page-break/></text:p>
      <text:p text:style-name="Paragraph_20_Screen">env['QT4_DEBUG'] = 1</text:p>
      <text:p text:style-name="Paragraph_20_Screen"/>
      <text:p text:style-name="Paragraph_20_Padding">which outputs a lot of messages during automocing.</text:p>
      <text:h text:style-name="P8" text:outline-level="1">Forms (.ui)</text:h>
      <text:p text:style-name="Paragraph_20_Padding">The header files with setup code for your GUI classes, are not compiled automatically from your .ui files. You always have to call the Uic4 builder explicitly like</text:p>
      <text:p text:style-name="Standard"/>
      <text:p text:style-name="Paragraph_20_Screen">env.Uic4(Glob('*.ui'))</text:p>
      <text:p text:style-name="Paragraph_20_Screen">env.Program('foo', <text:s/>Glob('*.cpp'))</text:p>
      <text:p text:style-name="Paragraph_20_Screen"/>
      <text:h text:style-name="P8" text:outline-level="1">Resource files (.qrc)</text:h>
      <text:p text:style-name="Paragraph_20_Padding">Resource files are not built automatically, you always have to add the names of the .qrc files to the source list for your program or library:</text:p>
      <text:p text:style-name="Standard"/>
      <text:p text:style-name="Paragraph_20_Screen">env.Program('foo', Glob('*.cpp')+Glob('*.qrc'))</text:p>
      <text:p text:style-name="Paragraph_20_Screen"/>
      <text:p text:style-name="Paragraph_20_Padding">For each of the Resource input files, its prefix defines the name of the resulting resource. An appropriate <text:span text:style-name="Text_20_Italic">"-name"</text:span> option is added to the call of the rcc executable by default.</text:p>
      <text:p text:style-name="Paragraph_20_Padding">You can also call the Qrc4 builder explicitly as</text:p>
      <text:p text:style-name="Standard"/>
      <text:p text:style-name="Paragraph_20_Screen">qrccc = env.Qrc4('foo') # ['foo.qrc'] -&gt; ['qrc_foo.cc']</text:p>
      <text:p text:style-name="Paragraph_20_Screen"/>
      <text:p text:style-name="Paragraph_20_Padding">or (overriding the default suffix)</text:p>
      <text:p text:style-name="Standard"/>
      <text:p text:style-name="Paragraph_20_Screen">qrccc = env.Qrc4('myprefix_foo.cxx','foo.qrc') # -&gt; ['qrc_myprefix_foo.cxx']</text:p>
      <text:p text:style-name="Paragraph_20_Screen"/>
      <text:p text:style-name="Paragraph_20_Padding">and then add the resulting cxx file to the sources of your Program/Library:</text:p>
      <text:p text:style-name="Standard"/>
      <text:p text:style-name="Paragraph_20_Screen">env.Program('foo', Glob('*.cpp') + qrccc)</text:p>
      <text:p text:style-name="Paragraph_20_Screen"/>
      <text:h text:style-name="P8" text:outline-level="1">Translation files</text:h>
      <text:p text:style-name="Paragraph_20_Padding">The update of the .ts files and the conversion to binary .qm files is not done automatically. You have to call the corresponding builders on your own.</text:p>
      <text:p text:style-name="Paragraph_20_Padding">Example for updating a translation file:</text:p>
      <text:p text:style-name="Standard"/>
      <text:p text:style-name="Paragraph_20_Screen">env.Ts4('foo.ts','.') # -&gt; ['foo.ts']</text:p>
      <text:p text:style-name="Paragraph_20_Screen"/>
      <text:p text:style-name="Paragraph_20_Padding">By default, the .ts files are treated as <text:span text:style-name="Text_20_Italic">precious</text:span> targets. This means that they are not removed prior to a rebuild, but simply get updated. Additionally, they do not get cleaned on a <text:span text:style-name="Text_20_Italic">"scons -c"</text:span>. If you want to delete the translation files on the <text:span text:style-name="Text_20_Italic">"-c"</text:span> SCons command, you can set the variable <text:span text:style-name="Text_20_Italic">"QT4_CLEAN_TS"</text:span> like this</text:p>
      <text:p text:style-name="Standard"/>
      <text:p text:style-name="Paragraph_20_Screen"><text:soft-page-break/>env['QT4_CLEAN_TS']=1</text:p>
      <text:p text:style-name="Paragraph_20_Screen"/>
      <text:p text:style-name="Paragraph_20_Padding">Example for releasing a translation file, i.e. compiling it to a .qm binary file:</text:p>
      <text:p text:style-name="Standard"/>
      <text:p text:style-name="Paragraph_20_Screen">env.Qm4('foo') # ['foo.ts'] -&gt; ['foo.qm']</text:p>
      <text:p text:style-name="Paragraph_20_Screen"/>
      <text:p text:style-name="Paragraph_20_Padding">or (overriding the output prefix)</text:p>
      <text:p text:style-name="Standard"/>
      <text:p text:style-name="Paragraph_20_Screen">env.Qm4('myprefix','foo') # ['foo.ts'] -&gt; ['myprefix.qm']</text:p>
      <text:p text:style-name="Paragraph_20_Screen"/>
      <text:p text:style-name="Paragraph_20_Padding">As an extension both, the Ts4() and Qm4 builder, support the definition of multiple targets. So, calling</text:p>
      <text:p text:style-name="Standard"/>
      <text:p text:style-name="Paragraph_20_Screen">env.Ts4(['app_en','app_de'], Glob('*.cpp'))</text:p>
      <text:p text:style-name="Paragraph_20_Screen"/>
      <text:p text:style-name="Paragraph_20_Padding">and</text:p>
      <text:p text:style-name="Standard"/>
      <text:p text:style-name="Paragraph_20_Screen">env.Qm4(['app','copy'], Glob('*.ts'))</text:p>
      <text:p text:style-name="Paragraph_20_Screen"/>
      <text:p text:style-name="Paragraph_20_Padding">should work fine.</text:p>
      <text:p text:style-name="Paragraph_20_Padding">Finally, two short notes about the support of directories for the Ts4() builder. You can pass an arbitrary mix of cxx files and subdirs to it, as in</text:p>
      <text:p text:style-name="Standard"/>
      <text:p text:style-name="Paragraph_20_Screen">env.Ts4('app_en',['sub1','appwindow.cpp','main.cpp']))</text:p>
      <text:p text:style-name="Paragraph_20_Screen"/>
      <text:p text:style-name="Paragraph_20_Padding">where sub1 is a folder that gets scanned recursively for cxx files by lupdate. But like this, you lose all dependency information for the subdir, i.e. if a file inside the folder changes, the .ts file is not updated automatically! In this case you should tell SCons to always update the target:</text:p>
      <text:p text:style-name="Standard"/>
      <text:p text:style-name="Paragraph_20_Screen">ts = env.Ts4('app_en',['sub1','appwindow.cpp','main.cpp'])</text:p>
      <text:p text:style-name="Paragraph_20_Screen">env.AlwaysBuild(ts)</text:p>
      <text:p text:style-name="Paragraph_20_Screen"/>
      <text:p text:style-name="Paragraph_20_Padding">Last note: specifying the current folder <text:span text:style-name="Text_20_Italic">"."</text:span> as input to Ts4() and storing the resulting .ts file in the same directory, leads to a dependency cycle! You then have to store the .ts and .qm files outside of the current folder, or use Glob('*.cpp'))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Courier1" svg:font-family="Courier"/>
    <style:font-face style:name="OpenSymbol" svg:font-family="OpenSymbol"/>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 Black" svg:font-family="'Arial Black'"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sk" fo:country="SK"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Arial"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aragraph_20_Default" style:display-name="Paragraph Default" style:family="paragraph"/>
    <style:style style:name="Paragraph_20_Verbatim" style:display-name="Paragraph Verbatim" style:family="paragraph">
      <style:paragraph-properties fo:margin="100%" fo:margin-left="0in" fo:margin-right="0in" fo:text-indent="0.1181in" style:auto-text-indent="false" fo:background-color="#e0e0e0" style:shadow="none">
        <style:background-image/>
      </style:paragraph-properties>
      <style:text-properties style:font-name="Courier"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0.0783in" fo:margin-bottom="0in"/>
    </style:style>
    <style:style style:name="Paragraph_20_Padding_20_Odd" style:display-name="Paragraph Padding Odd" style:family="paragraph" style:parent-style-name="Paragraph_20_Default">
      <style:paragraph-properties fo:margin="100%" fo:margin-left="0.3937in" fo:margin-right="0in" fo:margin-top="0.0783in" fo:margin-bottom="0in" fo:text-indent="0in" style:auto-text-indent="false"/>
    </style:style>
    <style:style style:name="Paragraph_20_Screen" style:display-name="Paragraph Screen" style:family="paragraph" style:parent-style-name="Paragraph_20_Verbatim">
      <style:paragraph-properties fo:padding-left="0in" fo:padding-right="0in" fo:padding-top="0.0783in" fo:padding-bottom="0.0783in" fo:border-left="none" fo:border-right="none" fo:border-top="0.06pt solid #000000" fo:border-bottom="0.06pt solid #000000"/>
      <style:text-properties style:font-name="Lucida Console"/>
    </style:style>
    <style:style style:name="Paragraph_20_Programlisting" style:display-name="Paragraph Programlisting" style:family="paragraph" style:parent-style-name="Paragraph_20_Verbatim">
      <style:paragraph-properties fo:padding-left="0in" fo:padding-right="0in" fo:padding-top="0.0783in" fo:padding-bottom="0.0783in" fo:border-left="5.64pt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in" fo:padding-right="0in" fo:padding-top="0.0783in" fo:padding-bottom="0.0783in" fo:border-left="5.64pt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100%" fo:margin-left="0.472in" fo:margin-right="0in" fo:margin-top="0in" fo:margin-bottom="0.1181in" fo:text-indent="0in" style:auto-text-indent="false" fo:padding-left="0.0591in" fo:padding-right="0.0193in" fo:padding-top="0.0193in" fo:padding-bottom="0.0193in" fo:border-left="4.99pt solid #999999" fo:border-right="none" fo:border-top="none" fo:border-bottom="none" style:shadow="none"/>
      <style:text-properties fo:font-style="italic"/>
    </style:style>
    <style:style style:name="Paragraph_20_Term" style:display-name="Paragraph Term" style:family="paragraph" style:parent-style-name="Paragraph_20_Default">
      <style:paragraph-properties fo:margin-top="0.0783in" fo:margin-bottom="0in" fo:keep-with-next="always"/>
      <style:text-properties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weight="bold"/>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_20_Default" style:default-outline-level="1" style:list-style-name="List_20_Headings" style:class="text">
      <style:paragraph-properties fo:margin-top="0.2362in" fo:margin-bottom="0in" text:number-lines="true" text:line-number="1"/>
      <style:text-properties fo:font-size="140%"/>
    </style:style>
    <style:style style:name="Heading_20_2" style:display-name="Heading 2" style:family="paragraph" style:parent-style-name="Heading_20_Default" style:default-outline-level="2" style:list-style-name="List_20_Headings" style:class="text">
      <style:paragraph-properties fo:margin-top="0.5118in" fo:margin-bottom="0in" text:number-lines="true" text:line-number="2"/>
      <style:text-properties fo:font-size="120%"/>
    </style:style>
    <style:style style:name="Heading_20_3" style:display-name="Heading 3" style:family="paragraph" style:parent-style-name="Heading_20_Default" style:default-outline-level="3" style:list-style-name="List_20_Headings" style:class="text">
      <style:paragraph-properties fo:margin-top="0.2362in" fo:margin-bottom="0in" text:number-lines="true" text:line-number="3"/>
      <style:text-properties fo:font-size="110%"/>
    </style:style>
    <style:style style:name="Heading_20_4" style:display-name="Heading 4" style:family="paragraph" style:parent-style-name="Heading_20_Default" style:default-outline-level="4" style:list-style-name="List_20_Headings" style:class="text">
      <style:paragraph-properties fo:margin-top="0.2362in" fo:margin-bottom="0in" text:number-lines="true" text:line-number="4"/>
      <style:text-properties fo:font-size="11pt"/>
    </style:style>
    <style:style style:name="Headings" style:family="paragraph" style:parent-style-name="Heading_20_Default" style:default-outline-level="5" style:list-style-name="List_20_Headings" style:class="text">
      <style:paragraph-properties fo:margin-top="0.1965in" fo:margin-bottom="0in"/>
      <style:text-properties fo:font-size="11pt"/>
    </style:style>
    <style:style style:name="Heading_20_Small" style:display-name="Heading Small" style:family="paragraph" style:parent-style-name="Heading_20_Default" style:class="text">
      <style:paragraph-properties fo:margin-top="0.1965in" fo:margin-bottom="0in"/>
      <style:text-properties fo:color="#323298" fo:font-size="11pt"/>
    </style:style>
    <style:style style:name="Paragraph_20_Heading" style:display-name="Paragraph Heading" style:family="paragraph" style:parent-style-name="Heading_20_Default" style:class="text">
      <style:paragraph-properties fo:margin-top="0.1374in" fo:margin-bottom="0in"/>
      <style:text-properties fo:color="#323298" style:font-name="Arial" fo:font-size="11pt" fo:font-weight="bold"/>
    </style:style>
    <style:style style:name="Paragraph_20_Title" style:display-name="Paragraph Title" style:family="paragraph" style:parent-style-name="Paragraph_20_Default" style:class="text">
      <style:paragraph-properties fo:margin-top="0.1374in" fo:margin-bottom="0in"/>
      <style:text-properties fo:color="#323298" style:font-name="Arial" fo:font-size="11pt" fo:font-weight="bold"/>
    </style:style>
    <style:style style:name="Title_20_Default" style:display-name="Title Default" style:family="paragraph">
      <style:paragraph-properties style:shadow="none"/>
      <style:text-properties fo:color="#323298" style:font-name="Arial" fo:font-weight="bold"/>
    </style:style>
    <style:style style:name="Title_20_Book" style:display-name="Title Book" style:family="paragraph" style:parent-style-name="Title_20_Default" style:next-style-name="Paragraph_20_Padding">
      <style:paragraph-properties fo:padding-left="0in" fo:padding-right="0in" fo:padding-top="0.2362in" fo:padding-bottom="0in" fo:border="none"/>
      <style:text-properties fo:font-size="300%"/>
    </style:style>
    <style:style style:name="Title_20_Chapter" style:display-name="Title Chapter" style:family="paragraph" style:parent-style-name="Title_20_Default" style:next-style-name="Paragraph_20_Padding">
      <style:paragraph-properties fo:break-before="page" fo:padding-left="0in" fo:padding-right="0in" fo:padding-top="0.2362in" fo:padding-bottom="0in" fo:border="none"/>
      <style:text-properties fo:font-size="300%"/>
    </style:style>
    <style:style style:name="Title_20_Article" style:display-name="Title Article" style:family="paragraph" style:parent-style-name="Title_20_Default" style:next-style-name="Paragraph_20_Padding">
      <style:paragraph-properties fo:padding-left="0in" fo:padding-right="0in" fo:padding-top="0.2362in" fo:padding-bottom="0in" fo:border="none"/>
      <style:text-properties fo:font-size="160%"/>
    </style:style>
    <style:style style:name="Title_20_Bibliography" style:display-name="Title Bibliography" style:family="paragraph" style:parent-style-name="Title_20_Default" style:next-style-name="Paragraph_20_Padding">
      <style:paragraph-properties fo:padding-left="0in" fo:padding-right="0in" fo:padding-top="0.2362in" fo:padding-bottom="0in" fo:border="none"/>
      <style:text-properties fo:font-size="300%"/>
    </style:style>
    <style:style style:name="Index" style:family="paragraph" style:parent-style-name="Paragraph_20_Default"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ov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weight="bold" fo:background-color="#f0f0f0"/>
    </style:style>
    <style:style style:name="Number_20_Symbols" style:display-name="Number Symbols" style:family="text">
      <style:text-properties fo:color="#323298" style:font-name="Arial" fo:font-weight="bold"/>
    </style:style>
    <style:style style:name="Bullet_20_Symbols" style:display-name="Bullet Symbols" style:family="text">
      <style:text-properties fo:color="#323298" style:font-name="Ari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Headings" style:display-name="List Headings">
      <text:list-level-style-number text:level="1" text:style-name="Number_20_Symbols" style:num-suffix="." style:num-format="1">
        <style:list-level-properties text:min-label-distance="0.1181in"/>
      </text:list-level-style-number>
      <text:list-level-style-number text:level="2" text:style-name="Number_20_Symbols" style:num-suffix="." style:num-format="1" text:display-levels="2">
        <style:list-level-properties text:min-label-distance="0.1181in"/>
      </text:list-level-style-number>
      <text:list-level-style-number text:level="3" text:style-name="Number_20_Symbols" style:num-suffix="." style:num-format="1" text:display-levels="3">
        <style:list-level-properties text:min-label-distance="0.1181in"/>
      </text:list-level-style-number>
      <text:list-level-style-number text:level="4" text:style-name="Number_20_Symbols" style:num-suffix="." style:num-format="1" text:display-levels="4">
        <style:list-level-properties text:min-label-distance="0.1181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footer" style:family="table">
      <style:table-properties style:width="6.7917in" table:align="margins"/>
    </style:style>
    <style:style style:name="tablefooter.A" style:family="table-column">
      <style:table-column-properties style:column-width="3.3958in" style:rel-column-width="32767*"/>
    </style:style>
    <style:style style:name="tablefooter.B" style:family="table-column">
      <style:table-column-properties style:column-width="3.3958in" style:rel-column-width="32768*"/>
    </style:style>
    <style:style style:name="Table1" style:family="table">
      <style:table-properties style:width="6.7917in" table:align="margins"/>
    </style:style>
    <style:style style:name="Table1.A" style:family="table-column">
      <style:table-column-properties style:column-width="3.3958in" style:rel-column-width="32767*"/>
    </style:style>
    <style:style style:name="Table1.B" style:family="table-column">
      <style:table-column-properties style:column-width="3.3958in" style:rel-column-width="32768*"/>
    </style:style>
    <style:style style:name="MP1" style:family="paragraph">
      <style:paragraph-properties fo:text-align="start"/>
    </style:style>
    <style:style style:name="MP2" style:family="paragraph">
      <style:paragraph-properties fo:text-align="start"/>
      <style:text-properties fo:letter-spacing="0.0276in"/>
    </style:style>
    <style:style style:name="MP3" style:family="paragraph" style:parent-style-name="Footer">
      <style:paragraph-properties fo:margin-left="0in" fo:margin-right="0.0398in" fo:margin-top="0.0193in" fo:margin-bottom="0in" fo:text-align="start" style:justify-single-word="false" fo:text-indent="0in" style:auto-text-indent="false"/>
      <style:text-properties fo:font-size="7pt"/>
    </style:style>
    <style:style style:name="MP4" style:family="paragraph" style:parent-style-name="Footer">
      <style:paragraph-properties fo:margin-left="0in" fo:margin-right="0.0398in" fo:margin-top="0.0193in" fo:margin-bottom="0in" fo:text-align="end" style:justify-single-word="false" fo:text-indent="0in" style:auto-text-indent="false"/>
      <style:text-properties fo:font-size="7pt"/>
    </style:style>
    <style:style style:name="MT1" style:family="text">
      <style:text-properties fo:color="#ffffff" style:font-name="Arial Black" fo:font-size="7pt" fo:letter-spacing="0.0276in"/>
    </style:style>
    <style:style style:name="MT2" style:family="text">
      <style:text-properties fo:letter-spacing="0.0276in"/>
    </style:style>
    <style:style style:name="Mgr1" style:family="graphic">
      <style:graphic-properties draw:stroke="solid" svg:stroke-width="0in" svg:stroke-color="#323298" draw:fill-color="#323298" draw:textarea-horizontal-align="left" draw:textarea-vertical-align="middle" fo:padding-left="0.7874in" style:run-through="foreground" style:wrap="run-through" style:number-wrapped-paragraphs="no-limit" style:vertical-pos="bottom" style:vertical-rel="page" style:horizontal-pos="right" style:horizontal-rel="page" draw:wrap-influence-on-position="once-concurrent" style:flow-with-text="false"/>
    </style:style>
    <style:page-layout style:name="Mpm1">
      <style:page-layout-properties fo:page-width="8.2681in" fo:page-height="11.6929in" style:num-format="1" style:print-orientation="portrait" fo:margin-top="0.3819in" fo:margin-bottom="0.2402in" fo:margin-left="0.68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472in" fo:margin-left="0in" fo:margin-right="0in" fo:margin-top="0.1965in" fo:border-top="0.06pt solid #000000" fo:border-bottom="none" fo:border-left="none" fo:border-right="none" fo:padding="0in"/>
      </style:footer-style>
    </style:page-layout>
  </office:automatic-styles>
  <office:master-styles>
    <style:master-page style:name="Standard" style:page-layout-name="Mpm1" style:next-style-name="Others">
      <style:header>
        <text:p text:style-name="Header"><draw:rect text:anchor-type="paragraph" draw:z-index="0" draw:style-name="Mgr1" draw:text-style-name="MP2" svg:width="11.1024in" svg:height="0.3933in" draw:transform="rotate (1.5709708597201) translate (7.87369860017498in 11.6923064304462in)"><text:p text:style-name="MP1"><text:span text:style-name="MT1">Generated by docbook2odf</text:span><text:span text:style-name="MT2"> </text:span></text:p></draw:rect> </text:p>
      </style:header>
      <style:footer>
        <table:table table:name="tablefooter" table:style-name="tablefooter">
          <table:table-column table:style-name="tablefooter.A"/>
          <table:table-column table:style-name="tablefooter.B"/>
          <table:table-row>
            <table:table-cell office:value-type="string">
              <text:p text:style-name="MP3">The SCons qt4 tool</text:p>
              <text:p text:style-name="MP3">Generated by docbook2odf</text:p>
            </table:table-cell>
            <table:table-cell office:value-type="string">
              <text:p text:style-name="MP4">Page <text:page-number text:select-page="current">1</text:page-number> of <text:page-count>5</text:page-count></text:p>
            </table:table-cell>
          </table:table-row>
        </table:table>
      </style:footer>
    </style:master-page>
    <style:master-page style:name="Others" style:page-layout-name="Mpm1">
      <style:header>
        <text:p text:style-name="Header"><draw:rect text:anchor-type="paragraph" draw:z-index="4" draw:style-name="Mgr1" draw:text-style-name="MP2" svg:width="11.1024in" svg:height="0.3933in" draw:transform="rotate (1.5709708597201) translate (7.87369860017498in 11.6923064304462in)"><text:p text:style-name="MP1"><text:span text:style-name="MT1">Generated by docbook2odf</text:span><text:span text:style-name="MT2"> </text:span></text:p></draw:rect> </text:p>
      </style:header>
      <style:footer>
        <table:table table:name="Table1" table:style-name="Table1">
          <table:table-column table:style-name="Table1.A"/>
          <table:table-column table:style-name="Table1.B"/>
          <table:table-row>
            <table:table-cell office:value-type="string">
              <text:p text:style-name="MP3">The SCons qt4 tool</text:p>
              <text:p text:style-name="MP3">Generated by docbook2odf</text:p>
            </table:table-cell>
            <table:table-cell office:value-type="string">
              <text:p text:style-name="MP4">Page <text:page-number text:select-page="current">5</text:page-number> of <text:page-count>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date>2010-12-06</dc:date>
    <dc:language/>
    <meta:generator>LibreOffice/3.5$Linux_X86_64 LibreOffice_project/350m1$Build-2</meta:generator>
    <meta:document-statistic meta:table-count="3" meta:image-count="0" meta:object-count="0" meta:page-count="5" meta:paragraph-count="150" meta:word-count="1128" meta:character-count="7730" meta:non-whitespace-character-count="6565"/>
  </office:meta>
</office:document-meta>
</file>